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2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table:style-name="ce10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 table:style-name="ce10"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09/10/2010</text:date>, <text:time>12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10T12:50:08</dc:date>
    <meta:editing-duration>PT06H35M58S</meta:editing-duration>
    <meta:editing-cycles>16</meta:editing-cycles>
    <meta:generator>OpenOffice.org/3.2$Unix OpenOffice.org_project/320m12$Build-9483</meta:generator>
    <dc:creator>max </dc:creator>
    <meta:document-statistic meta:table-count="3" meta:cell-count="89" meta:object-count="0"/>
  </office:meta>
</office:document-meta>
</file>